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Кутуков <text:s/>Сергей</text:p>
          </table:table-cell>
          <table:covered-table-cell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h=</text:p>
          </table:table-cell>
          <table:table-cell table:formula="of:=(b-a)/n" office:value-type="float" office:value="0.1" calcext:value-type="float">
            <text:p>0.1</text:p>
          </table:table-cell>
          <table:table-cell table:style-name="ce1" office:value-type="string" calcext:value-type="string">
            <text:p>a=</text:p>
          </table:table-cell>
          <table:table-cell table:style-name="ce6" office:value-type="float" office:value="-0.5" calcext:value-type="float">
            <text:p>-0.5</text:p>
          </table:table-cell>
          <table:table-cell table:style-name="ce1" office:value-type="string" calcext:value-type="string">
            <text:p>b=</text:p>
          </table:table-cell>
          <table:table-cell table:style-name="ce6" office:value-type="float" office:value="0.5" calcext:value-type="float">
            <text:p>0.5</text:p>
          </table:table-cell>
          <table:table-cell table:style-name="ce1" office:value-type="string" calcext:value-type="string">
            <text:p>n=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number-columns-repeated="4"/>
        </table:table-row>
        <table:table-row table:style-name="ro1">
          <table:table-cell table:formula="of:=a" office:value-type="float" office:value="-0.5" calcext:value-type="float">
            <text:p>-0.5</text:p>
          </table:table-cell>
          <table:table-cell table:style-name="ce3" table:formula="of:= ROUND( COS([.A6]);5)" office:value-type="float" office:value="0.87758" calcext:value-type="float">
            <text:p>0.8775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B8]-[.B6]" office:value-type="float" office:value="0.04348" calcext:value-type="float">
            <text:p>0.04348</text:p>
          </table:table-cell>
          <table:table-cell table:number-columns-repeated="9"/>
        </table:table-row>
        <table:table-row table:style-name="ro1">
          <table:table-cell table:formula="of:=[.A6]+h" office:value-type="float" office:value="-0.4" calcext:value-type="float">
            <text:p>-0.4</text:p>
          </table:table-cell>
          <table:table-cell table:style-name="ce3" table:formula="of:= ROUND( COS([.A8]);5)" office:value-type="float" office:value="0.92106" calcext:value-type="float">
            <text:p>0.92106</text:p>
          </table:table-cell>
          <table:table-cell/>
          <table:table-cell table:formula="of:=[.C9]-[.C7]" office:value-type="float" office:value="-0.00919999999999999" calcext:value-type="float">
            <text:p>-0.00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B10]-[.B8]" office:value-type="float" office:value="0.03428" calcext:value-type="float">
            <text:p>0.03428</text:p>
          </table:table-cell>
          <table:table-cell/>
          <table:table-cell table:formula="of:=[.D10]-[.D8]" office:value-type="float" office:value="-0.000349999999999961" calcext:value-type="float">
            <text:p>-0.00035</text:p>
          </table:table-cell>
          <table:table-cell table:number-columns-repeated="7"/>
        </table:table-row>
        <table:table-row table:style-name="ro1">
          <table:table-cell table:formula="of:=[.A8]+h" office:value-type="float" office:value="-0.3" calcext:value-type="float">
            <text:p>-0.3</text:p>
          </table:table-cell>
          <table:table-cell table:style-name="ce3" table:formula="of:= ROUND( COS([.A10]);5)" office:value-type="float" office:value="0.95534" calcext:value-type="float">
            <text:p>0.95534</text:p>
          </table:table-cell>
          <table:table-cell/>
          <table:table-cell table:formula="of:=[.C11]-[.C9]" office:value-type="float" office:value="-0.00954999999999995" calcext:value-type="float">
            <text:p>-0.00955</text:p>
          </table:table-cell>
          <table:table-cell/>
          <table:table-cell table:formula="of:=[.E11]-[.E9]" office:value-type="float" office:value="0.000099999999999878" calcext:value-type="float">
            <text:p>0.0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12]-[.B10]" office:value-type="float" office:value="0.02473" calcext:value-type="float">
            <text:p>0.02473</text:p>
          </table:table-cell>
          <table:table-cell/>
          <table:table-cell table:formula="of:=[.D12]-[.D10]" office:value-type="float" office:value="-0.000250000000000083" calcext:value-type="float">
            <text:p>-0.00025</text:p>
          </table:table-cell>
          <table:table-cell/>
          <table:table-cell table:formula="of:=[.F12]-[.F10]" office:value-type="float" office:value="0.000020000000000242" calcext:value-type="float">
            <text:p>0.00002</text:p>
          </table:table-cell>
          <table:table-cell table:number-columns-repeated="5"/>
        </table:table-row>
        <table:table-row table:style-name="ro1">
          <table:table-cell table:formula="of:=[.A10]+h" office:value-type="float" office:value="-0.2" calcext:value-type="float">
            <text:p>-0.2</text:p>
          </table:table-cell>
          <table:table-cell table:style-name="ce3" table:formula="of:= ROUND( COS([.A12]);5)" office:value-type="float" office:value="0.98007" calcext:value-type="float">
            <text:p>0.98007</text:p>
          </table:table-cell>
          <table:table-cell/>
          <table:table-cell table:formula="of:=[.C13]-[.C11]" office:value-type="float" office:value="-0.00980000000000003" calcext:value-type="float">
            <text:p>-0.0098</text:p>
          </table:table-cell>
          <table:table-cell/>
          <table:table-cell table:formula="of:=[.E13]-[.E11]" office:value-type="float" office:value="0.00012000000000012" calcext:value-type="float">
            <text:p>0.00012</text:p>
          </table:table-cell>
          <table:table-cell/>
          <table:table-cell table:formula="of:=[.G13]-[.G11]" office:value-type="float" office:value="-0.0000800000000004131" calcext:value-type="float">
            <text:p>-0.000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14]-[.B12]" office:value-type="float" office:value="0.01493" calcext:value-type="float">
            <text:p>0.01493</text:p>
          </table:table-cell>
          <table:table-cell/>
          <table:table-cell table:formula="of:=[.D14]-[.D12]" office:value-type="float" office:value="-0.000129999999999963" calcext:value-type="float">
            <text:p>-0.00013</text:p>
          </table:table-cell>
          <table:table-cell/>
          <table:table-cell table:formula="of:=[.F14]-[.F12]" office:value-type="float" office:value="-0.000060000000000171" calcext:value-type="float">
            <text:p>-0.00006</text:p>
          </table:table-cell>
          <table:table-cell/>
          <table:table-cell table:formula="of:=[.H14]-[.H12]" office:value-type="float" office:value="0.000220000000000664" calcext:value-type="float">
            <text:p>0.00022</text:p>
          </table:table-cell>
          <table:table-cell table:number-columns-repeated="3"/>
        </table:table-row>
        <table:table-row table:style-name="ro1">
          <table:table-cell table:formula="of:=[.A12]+h" office:value-type="float" office:value="-0.1" calcext:value-type="float">
            <text:p>-0.1</text:p>
          </table:table-cell>
          <table:table-cell table:style-name="ce3" table:formula="of:= ROUND( COS([.A14]);5)" office:value-type="float" office:value="0.995" calcext:value-type="float">
            <text:p>0.995</text:p>
          </table:table-cell>
          <table:table-cell/>
          <table:table-cell table:formula="of:=[.C15]-[.C13]" office:value-type="float" office:value="-0.00992999999999999" calcext:value-type="float">
            <text:p>-0.00993</text:p>
          </table:table-cell>
          <table:table-cell/>
          <table:table-cell table:formula="of:=[.E15]-[.E13]" office:value-type="float" office:value="0.000059999999999949" calcext:value-type="float">
            <text:p>0.00006</text:p>
          </table:table-cell>
          <table:table-cell/>
          <table:table-cell table:formula="of:=[.G15]-[.G13]" office:value-type="float" office:value="0.000140000000000251" calcext:value-type="float">
            <text:p>0.00014</text:p>
          </table:table-cell>
          <table:table-cell/>
          <table:table-cell table:formula="of:=[.I15]-[.I13]" office:value-type="float" office:value="-0.000520000000001075" calcext:value-type="float">
            <text:p>-0.000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]-[.B14]" office:value-type="float" office:value="0.005" calcext:value-type="float">
            <text:p>0.005</text:p>
          </table:table-cell>
          <table:table-cell/>
          <table:table-cell table:formula="of:=[.D16]-[.D14]" office:value-type="float" office:value="-0.0000700000000000145" calcext:value-type="float">
            <text:p>-0.00007</text:p>
          </table:table-cell>
          <table:table-cell/>
          <table:table-cell table:formula="of:=[.F16]-[.F14]" office:value-type="float" office:value="0.00008000000000008" calcext:value-type="float">
            <text:p>0.00008</text:p>
          </table:table-cell>
          <table:table-cell/>
          <table:table-cell table:formula="of:=[.H16]-[.H14]" office:value-type="float" office:value="-0.000300000000000411" calcext:value-type="float">
            <text:p>-0.0003</text:p>
          </table:table-cell>
          <table:table-cell/>
          <table:table-cell table:formula="of:=[.J16]-[.J14]" office:value-type="float" office:value="0.0011200000000019" calcext:value-type="float">
            <text:p>0.00112</text:p>
          </table:table-cell>
          <table:table-cell/>
        </table:table-row>
        <table:table-row table:style-name="ro1">
          <table:table-cell table:formula="of:=[.A14]+h" office:value-type="float" office:value="0" calcext:value-type="float">
            <text:p>0</text:p>
          </table:table-cell>
          <table:table-cell table:style-name="ce4" table:formula="of:= ROUND( COS([.A16]);5)" office:value-type="float" office:value="1" calcext:value-type="float">
            <text:p>1</text:p>
          </table:table-cell>
          <table:table-cell/>
          <table:table-cell table:style-name="ce7" table:formula="of:=[.C17]-[.C15]" office:value-type="float" office:value="-0.01" calcext:value-type="float">
            <text:p>-0.01</text:p>
          </table:table-cell>
          <table:table-cell/>
          <table:table-cell table:style-name="ce7" table:formula="of:=[.E17]-[.E15]" office:value-type="float" office:value="0.000140000000000029" calcext:value-type="float">
            <text:p>0.00014</text:p>
          </table:table-cell>
          <table:table-cell/>
          <table:table-cell table:formula="of:=[.G17]-[.G15]" office:value-type="float" office:value="-0.00016000000000016" calcext:value-type="float">
            <text:p>-0.00016</text:p>
          </table:table-cell>
          <table:table-cell/>
          <table:table-cell table:formula="of:=[.I17]-[.I15]" office:value-type="float" office:value="0.000600000000000822" calcext:value-type="float">
            <text:p>0.0006</text:p>
          </table:table-cell>
          <table:table-cell/>
          <table:table-cell table:formula="of:=[.K17]-[.K15]" office:value-type="float" office:value="-0.00224000000000379" calcext:value-type="float">
            <text:p>-0.00224</text:p>
          </table:table-cell>
        </table:table-row>
        <table:table-row table:style-name="ro1">
          <table:table-cell table:number-columns-repeated="2"/>
          <table:table-cell table:style-name="ce7" table:formula="of:=[.B18]-[.B16]" office:value-type="float" office:value="-0.005" calcext:value-type="float">
            <text:p>-0.005</text:p>
          </table:table-cell>
          <table:table-cell/>
          <table:table-cell table:style-name="ce7" table:formula="of:=[.D18]-[.D16]" office:value-type="float" office:value="0.0000700000000000145" calcext:value-type="float">
            <text:p>0.00007</text:p>
          </table:table-cell>
          <table:table-cell/>
          <table:table-cell table:style-name="ce7" table:formula="of:=[.F18]-[.F16]" office:value-type="float" office:value="-0.00008000000000008" calcext:value-type="float">
            <text:p>-0.00008</text:p>
          </table:table-cell>
          <table:table-cell/>
          <table:table-cell table:formula="of:=[.H18]-[.H16]" office:value-type="float" office:value="0.000300000000000411" calcext:value-type="float">
            <text:p>0.0003</text:p>
          </table:table-cell>
          <table:table-cell/>
          <table:table-cell table:formula="of:=[.J18]-[.J16]" office:value-type="float" office:value="-0.0011200000000019" calcext:value-type="float">
            <text:p>-0.00112</text:p>
          </table:table-cell>
          <table:table-cell/>
        </table:table-row>
        <table:table-row table:style-name="ro1">
          <table:table-cell table:formula="of:=[.A16]+h" office:value-type="float" office:value="0.1" calcext:value-type="float">
            <text:p>0.1</text:p>
          </table:table-cell>
          <table:table-cell table:style-name="ce3" table:formula="of:= ROUND( COS([.A18]);5)" office:value-type="float" office:value="0.995" calcext:value-type="float">
            <text:p>0.995</text:p>
          </table:table-cell>
          <table:table-cell/>
          <table:table-cell table:formula="of:=[.C19]-[.C17]" office:value-type="float" office:value="-0.00992999999999999" calcext:value-type="float">
            <text:p>-0.00993</text:p>
          </table:table-cell>
          <table:table-cell/>
          <table:table-cell table:formula="of:=[.E19]-[.E17]" office:value-type="float" office:value="0.000059999999999949" calcext:value-type="float">
            <text:p>0.00006</text:p>
          </table:table-cell>
          <table:table-cell/>
          <table:table-cell table:formula="of:=[.G19]-[.G17]" office:value-type="float" office:value="0.000140000000000251" calcext:value-type="float">
            <text:p>0.00014</text:p>
          </table:table-cell>
          <table:table-cell/>
          <table:table-cell table:formula="of:=[.I19]-[.I17]" office:value-type="float" office:value="-0.000520000000001075" calcext:value-type="float">
            <text:p>-0.000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0]-[.B18]" office:value-type="float" office:value="-0.01493" calcext:value-type="float">
            <text:p>-0.01493</text:p>
          </table:table-cell>
          <table:table-cell/>
          <table:table-cell table:formula="of:=[.D20]-[.D18]" office:value-type="float" office:value="0.000129999999999963" calcext:value-type="float">
            <text:p>0.00013</text:p>
          </table:table-cell>
          <table:table-cell/>
          <table:table-cell table:formula="of:=[.F20]-[.F18]" office:value-type="float" office:value="0.000060000000000171" calcext:value-type="float">
            <text:p>0.00006</text:p>
          </table:table-cell>
          <table:table-cell/>
          <table:table-cell table:formula="of:=[.H20]-[.H18]" office:value-type="float" office:value="-0.000220000000000664" calcext:value-type="float">
            <text:p>-0.00022</text:p>
          </table:table-cell>
          <table:table-cell table:number-columns-repeated="3"/>
        </table:table-row>
        <table:table-row table:style-name="ro1">
          <table:table-cell table:formula="of:=[.A18]+h" office:value-type="float" office:value="0.2" calcext:value-type="float">
            <text:p>0.2</text:p>
          </table:table-cell>
          <table:table-cell table:style-name="ce3" table:formula="of:= ROUND( COS([.A20]);5)" office:value-type="float" office:value="0.98007" calcext:value-type="float">
            <text:p>0.98007</text:p>
          </table:table-cell>
          <table:table-cell/>
          <table:table-cell table:formula="of:=[.C21]-[.C19]" office:value-type="float" office:value="-0.00980000000000003" calcext:value-type="float">
            <text:p>-0.0098</text:p>
          </table:table-cell>
          <table:table-cell/>
          <table:table-cell table:formula="of:=[.E21]-[.E19]" office:value-type="float" office:value="0.00012000000000012" calcext:value-type="float">
            <text:p>0.00012</text:p>
          </table:table-cell>
          <table:table-cell/>
          <table:table-cell table:formula="of:=[.G21]-[.G19]" office:value-type="float" office:value="-0.0000800000000004131" calcext:value-type="float">
            <text:p>-0.000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22]-[.B20]" office:value-type="float" office:value="-0.02473" calcext:value-type="float">
            <text:p>-0.02473</text:p>
          </table:table-cell>
          <table:table-cell/>
          <table:table-cell table:formula="of:=[.D22]-[.D20]" office:value-type="float" office:value="0.000250000000000083" calcext:value-type="float">
            <text:p>0.00025</text:p>
          </table:table-cell>
          <table:table-cell/>
          <table:table-cell table:style-name="ce8" table:formula="of:=[.F22]-[.F20]" office:value-type="float" office:value="-0.000020000000000242" calcext:value-type="float">
            <text:p>-0.00002</text:p>
          </table:table-cell>
          <table:table-cell table:number-columns-repeated="5"/>
        </table:table-row>
        <table:table-row table:style-name="ro1">
          <table:table-cell table:formula="of:=[.A20]+h" office:value-type="float" office:value="0.3" calcext:value-type="float">
            <text:p>0.3</text:p>
          </table:table-cell>
          <table:table-cell table:style-name="ce3" table:formula="of:= ROUND( COS([.A22]);5)" office:value-type="float" office:value="0.95534" calcext:value-type="float">
            <text:p>0.95534</text:p>
          </table:table-cell>
          <table:table-cell/>
          <table:table-cell table:formula="of:=[.C23]-[.C21]" office:value-type="float" office:value="-0.00954999999999995" calcext:value-type="float">
            <text:p>-0.00955</text:p>
          </table:table-cell>
          <table:table-cell/>
          <table:table-cell table:style-name="ce8" table:formula="of:=[.E23]-[.E21]" office:value-type="float" office:value="0.000099999999999878" calcext:value-type="float">
            <text:p>0.0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24]-[.B22]" office:value-type="float" office:value="-0.03428" calcext:value-type="float">
            <text:p>-0.03428</text:p>
          </table:table-cell>
          <table:table-cell/>
          <table:table-cell table:style-name="ce8" table:formula="of:=[.D24]-[.D22]" office:value-type="float" office:value="0.000349999999999961" calcext:value-type="float">
            <text:p>0.00035</text:p>
          </table:table-cell>
          <table:table-cell table:number-columns-repeated="7"/>
        </table:table-row>
        <table:table-row table:style-name="ro1">
          <table:table-cell table:formula="of:=[.A22]+h" office:value-type="float" office:value="0.4" calcext:value-type="float">
            <text:p>0.4</text:p>
          </table:table-cell>
          <table:table-cell table:style-name="ce3" table:formula="of:= ROUND( COS([.A24]);5)" office:value-type="float" office:value="0.92106" calcext:value-type="float">
            <text:p>0.92106</text:p>
          </table:table-cell>
          <table:table-cell/>
          <table:table-cell table:style-name="ce8" table:formula="of:=[.C25]-[.C23]" office:value-type="float" office:value="-0.00919999999999999" calcext:value-type="float">
            <text:p>-0.00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table:formula="of:=[.B26]-[.B24]" office:value-type="float" office:value="-0.04348" calcext:value-type="float">
            <text:p>-0.04348</text:p>
          </table:table-cell>
          <table:table-cell table:number-columns-repeated="9"/>
        </table:table-row>
        <table:table-row table:style-name="ro1">
          <table:table-cell table:formula="of:=[.A24]+h" office:value-type="float" office:value="0.5" calcext:value-type="float">
            <text:p>0.5</text:p>
          </table:table-cell>
          <table:table-cell table:style-name="ce5" table:formula="of:= ROUND( COS([.A26]);5)" office:value-type="float" office:value="0.87758" calcext:value-type="float">
            <text:p>0.87758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1" office:value-type="string" calcext:value-type="string">
            <text:p>M=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X_1=</text:p>
          </table:table-cell>
          <table:table-cell table:style-name="ce6" office:value-type="float" office:value="0.45" calcext:value-type="float">
            <text:p>0.45</text:p>
          </table:table-cell>
          <table:table-cell table:style-name="ce1" office:value-type="string" calcext:value-type="string">
            <text:p>t=</text:p>
          </table:table-cell>
          <table:table-cell table:style-name="ce6" table:formula="of:=(x_1-b)/h" office:value-type="float" office:value="-0.5" calcext:value-type="float">
            <text:p>-0.5</text:p>
          </table:table-cell>
          <table:table-cell table:style-name="ce1" office:value-type="string" calcext:value-type="string">
            <text:p>fact</text:p>
          </table:table-cell>
          <table:table-cell table:formula="of:=ROUND(COS(x_1);8)" office:value-type="float" office:value="0.9004471" calcext:value-type="float">
            <text:p>0.900447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kY</text:p>
          </table:table-cell>
          <table:table-cell table:formula="of:=[.B26]" office:value-type="float" office:value="0.87758" calcext:value-type="float">
            <text:p>0.87758</text:p>
          </table:table-cell>
          <table:table-cell table:formula="of:=[.C25]" office:value-type="float" office:value="-0.04348" calcext:value-type="float">
            <text:p>-0.04348</text:p>
          </table:table-cell>
          <table:table-cell table:formula="of:=[.D24]" office:value-type="float" office:value="-0.00919999999999999" calcext:value-type="float">
            <text:p>-0.0092</text:p>
          </table:table-cell>
          <table:table-cell table:formula="of:=[.E23]" office:value-type="float" office:value="0.000349999999999961" calcext:value-type="float">
            <text:p>0.00035</text:p>
          </table:table-cell>
          <table:table-cell table:formula="of:=[.F22]" office:value-type="float" office:value="0.000099999999999878" calcext:value-type="float">
            <text:p>0.0001</text:p>
          </table:table-cell>
          <table:table-cell table:formula="of:=[.G21]" office:value-type="float" office:value="-0.000020000000000242" calcext:value-type="float">
            <text:p>-0.000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k(t)</text:p>
          </table:table-cell>
          <table:table-cell table:style-name="ce3" table:formula="of:=1" office:value-type="float" office:value="1" calcext:value-type="float">
            <text:p>1</text:p>
          </table:table-cell>
          <table:table-cell table:formula="of:=t" office:value-type="float" office:value="-0.5" calcext:value-type="float">
            <text:p>-0.5</text:p>
          </table:table-cell>
          <table:table-cell table:formula="of:=[.C33]*(t+[.D31]-1)/[.D31]" office:value-type="float" office:value="-0.125" calcext:value-type="float">
            <text:p>-0.125</text:p>
          </table:table-cell>
          <table:table-cell table:formula="of:=[.D33]*(t+[.E31]-1)/[.E31]" office:value-type="float" office:value="-0.0625" calcext:value-type="float">
            <text:p>-0.0625</text:p>
          </table:table-cell>
          <table:table-cell table:formula="of:=[.E33]*(t+[.F31]-1)/[.F31]" office:value-type="float" office:value="-0.0390625" calcext:value-type="float">
            <text:p>-0.0390625</text:p>
          </table:table-cell>
          <table:table-cell table:formula="of:=[.F33]*(t+[.G31]-1)/[.G31]" office:value-type="float" office:value="-0.02734375" calcext:value-type="float">
            <text:p>-0.0273437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k(t)*Dky</text:p>
          </table:table-cell>
          <table:table-cell table:formula="of:=[.B33]*[.B32]" office:value-type="float" office:value="0.87758" calcext:value-type="float">
            <text:p>0.87758</text:p>
          </table:table-cell>
          <table:table-cell table:formula="of:=[.C33]*[.C32]" office:value-type="float" office:value="0.02174" calcext:value-type="float">
            <text:p>0.02174</text:p>
          </table:table-cell>
          <table:table-cell table:formula="of:=[.D33]*[.D32]" office:value-type="float" office:value="0.00115" calcext:value-type="float">
            <text:p>0.00115</text:p>
          </table:table-cell>
          <table:table-cell table:formula="of:=[.E33]*[.E32]" office:value-type="float" office:value="-0.0000218749999999976" calcext:value-type="float">
            <text:p>-0.000021875</text:p>
          </table:table-cell>
          <table:table-cell table:formula="of:=[.F33]*[.F32]" office:value-type="float" office:value="-0.00000390624999999523" calcext:value-type="float">
            <text:p>-3.90624999999523E-06</text:p>
          </table:table-cell>
          <table:table-cell table:formula="of:=[.G33]*[.G32]" office:value-type="float" office:value="0.000000546875000006618" calcext:value-type="float">
            <text:p>5.46875000006618E-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k(x_1)</text:p>
          </table:table-cell>
          <table:table-cell table:formula="of:=[.B34]" office:value-type="float" office:value="0.87758" calcext:value-type="float">
            <text:p>0.87758</text:p>
          </table:table-cell>
          <table:table-cell table:formula="of:=[.B35]+[.C34]" office:value-type="float" office:value="0.89932" calcext:value-type="float">
            <text:p>0.89932</text:p>
          </table:table-cell>
          <table:table-cell table:formula="of:=[.C35]+[.D34]" office:value-type="float" office:value="0.90047" calcext:value-type="float">
            <text:p>0.90047</text:p>
          </table:table-cell>
          <table:table-cell table:formula="of:=[.D35]+[.E34]" office:value-type="float" office:value="0.900448125" calcext:value-type="float">
            <text:p>0.900448125</text:p>
          </table:table-cell>
          <table:table-cell table:formula="of:=[.E35]+[.F34]" office:value-type="float" office:value="0.90044421875" calcext:value-type="float">
            <text:p>0.9004442188</text:p>
          </table:table-cell>
          <table:table-cell table:formula="of:=[.F35]+[.G34]" office:value-type="float" office:value="0.900444765625" calcext:value-type="float">
            <text:p>0.900444765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(x_1)-Pk(x_1)</text:p>
          </table:table-cell>
          <table:table-cell table:formula="of:=Fact1-[.B35]" office:value-type="float" office:value="0.0228670999999999" calcext:value-type="float">
            <text:p>0.0228671</text:p>
          </table:table-cell>
          <table:table-cell table:formula="of:=Fact1-[.C35]" office:value-type="float" office:value="0.00112709999999994" calcext:value-type="float">
            <text:p>0.0011271</text:p>
          </table:table-cell>
          <table:table-cell table:formula="of:=Fact1-[.D35]" office:value-type="float" office:value="-0.0000229000000000479" calcext:value-type="float">
            <text:p>-0.0000229</text:p>
          </table:table-cell>
          <table:table-cell table:formula="of:=Fact1-[.E35]" office:value-type="float" office:value="-0.00000102500000009886" calcext:value-type="float">
            <text:p>-0.000001025</text:p>
          </table:table-cell>
          <table:table-cell table:formula="of:=Fact1-[.F35]" office:value-type="float" office:value="0.00000288124999991979" calcext:value-type="float">
            <text:p>2.88124999991979E-06</text:p>
          </table:table-cell>
          <table:table-cell table:formula="of:=Fact1-[.G35]" office:value-type="float" office:value="0.00000233437499996825" calcext:value-type="float">
            <text:p>2.33437499996825E-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(x_1)</text:p>
          </table:table-cell>
          <table:table-cell table:formula="of:=1/FACT([.B31])" office:value-type="float" office:value="1" calcext:value-type="float">
            <text:p>1</text:p>
          </table:table-cell>
          <table:table-cell table:formula="of:=1/FACT([.C31])" office:value-type="float" office:value="1" calcext:value-type="float">
            <text:p>1</text:p>
          </table:table-cell>
          <table:table-cell table:formula="of:=1/FACT([.D31])" office:value-type="float" office:value="0.5" calcext:value-type="float">
            <text:p>0.5</text:p>
          </table:table-cell>
          <table:table-cell table:formula="of:=1/FACT([.E31])" office:value-type="float" office:value="0.166666666666667" calcext:value-type="float">
            <text:p>0.1666666667</text:p>
          </table:table-cell>
          <table:table-cell table:formula="of:=1/FACT([.F31])" office:value-type="float" office:value="0.0416666666666667" calcext:value-type="float">
            <text:p>0.0416666667</text:p>
          </table:table-cell>
          <table:table-cell table:formula="of:=1/FACT([.G31])" office:value-type="float" office:value="0.00833333333333333" calcext:value-type="float">
            <text:p>0.008333333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X_2=</text:p>
          </table:table-cell>
          <table:table-cell table:style-name="ce6" office:value-type="float" office:value="0.05" calcext:value-type="float">
            <text:p>0.05</text:p>
          </table:table-cell>
          <table:table-cell table:style-name="ce1" office:value-type="string" calcext:value-type="string">
            <text:p>t=</text:p>
          </table:table-cell>
          <table:table-cell table:style-name="ce6" table:formula="of:=(x_2-[.A16])/h" office:value-type="float" office:value="0.5" calcext:value-type="float">
            <text:p>0.5</text:p>
          </table:table-cell>
          <table:table-cell table:style-name="ce1" office:value-type="string" calcext:value-type="string">
            <text:p>fact</text:p>
          </table:table-cell>
          <table:table-cell table:formula="of:=ROUND(COS(x_2);6)" office:value-type="float" office:value="0.99875" calcext:value-type="float">
            <text:p>0.9987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number-columns-repeated="8"/>
        </table:table-row>
        <table:table-row table:style-name="ro1">
          <table:table-cell table:style-name="ce1" office:value-type="string" calcext:value-type="string">
            <text:p>DkY</text:p>
          </table:table-cell>
          <table:table-cell table:formula="of:=[.B16]" office:value-type="float" office:value="1" calcext:value-type="float">
            <text:p>1</text:p>
          </table:table-cell>
          <table:table-cell table:formula="of:=[.C17]" office:value-type="float" office:value="-0.005" calcext:value-type="float">
            <text:p>-0.005</text:p>
          </table:table-cell>
          <table:table-cell table:formula="of:=[.D16]" office:value-type="float" office:value="-0.01" calcext:value-type="float">
            <text:p>-0.01</text:p>
          </table:table-cell>
          <table:table-cell table:formula="of:=[.E17]" office:value-type="float" office:value="0.0000700000000000145" calcext:value-type="float">
            <text:p>0.00007</text:p>
          </table:table-cell>
          <table:table-cell table:formula="of:=[.F16]" office:value-type="float" office:value="0.000140000000000029" calcext:value-type="float">
            <text:p>0.00014</text:p>
          </table:table-cell>
          <table:table-cell table:formula="of:=[.G17]" office:value-type="float" office:value="-0.00008000000000008" calcext:value-type="float">
            <text:p>-0.0000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=</text:p>
          </table:table-cell>
          <table:table-cell table:style-name="ce2" office:value-type="string" calcext:value-type="string">
            <text:p>-------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k(t)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(t_2+[.C43])/[.C44]" office:value-type="float" office:value="0.5" calcext:value-type="float">
            <text:p>0.5</text:p>
          </table:table-cell>
          <table:table-cell table:style-name="ce3" table:formula="of:=[.C45]*(t_2+[.D43])/[.D44]" office:value-type="float" office:value="-0.125" calcext:value-type="float">
            <text:p>-0.125</text:p>
          </table:table-cell>
          <table:table-cell table:style-name="ce3" table:formula="of:=[.D45]*(t_2+[.E43])/[.E44]" office:value-type="float" office:value="-0.0625" calcext:value-type="float">
            <text:p>-0.0625</text:p>
          </table:table-cell>
          <table:table-cell table:style-name="ce3" table:formula="of:=[.E45]*(t_2+[.F43])/[.F44]" office:value-type="float" office:value="0.0234375" calcext:value-type="float">
            <text:p>0.0234375</text:p>
          </table:table-cell>
          <table:table-cell table:style-name="ce3" table:formula="of:=[.F45]*(t_2+[.G43])/[.G44]" office:value-type="float" office:value="0.01171875" calcext:value-type="float">
            <text:p>0.0117187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k(t)*Dky</text:p>
          </table:table-cell>
          <table:table-cell table:formula="of:=[.B45]*[.B42]" office:value-type="float" office:value="1" calcext:value-type="float">
            <text:p>1</text:p>
          </table:table-cell>
          <table:table-cell table:formula="of:=[.C45]*[.C42]" office:value-type="float" office:value="-0.0025" calcext:value-type="float">
            <text:p>-0.0025</text:p>
          </table:table-cell>
          <table:table-cell table:formula="of:=[.D45]*[.D42]" office:value-type="float" office:value="0.00125" calcext:value-type="float">
            <text:p>0.00125</text:p>
          </table:table-cell>
          <table:table-cell table:formula="of:=[.E45]*[.E42]" office:value-type="float" office:value="-0.00000437500000000091" calcext:value-type="float">
            <text:p>-0.000004375</text:p>
          </table:table-cell>
          <table:table-cell table:formula="of:=[.F45]*[.F42]" office:value-type="float" office:value="0.00000328125000000068" calcext:value-type="float">
            <text:p>3.28125000000068E-06</text:p>
          </table:table-cell>
          <table:table-cell table:formula="of:=[.G45]*[.G42]" office:value-type="float" office:value="-0.000000937500000000938" calcext:value-type="float">
            <text:p>-9.37500000000938E-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k(x_2)</text:p>
          </table:table-cell>
          <table:table-cell table:formula="of:=[.B42]" office:value-type="float" office:value="1" calcext:value-type="float">
            <text:p>1</text:p>
          </table:table-cell>
          <table:table-cell table:formula="of:=[.B47]+[.C46]" office:value-type="float" office:value="0.9975" calcext:value-type="float">
            <text:p>0.9975</text:p>
          </table:table-cell>
          <table:table-cell table:formula="of:=[.C47]+[.D46]" office:value-type="float" office:value="0.99875" calcext:value-type="float">
            <text:p>0.99875</text:p>
          </table:table-cell>
          <table:table-cell table:formula="of:=[.D47]+[.E46]" office:value-type="float" office:value="0.998745625" calcext:value-type="float">
            <text:p>0.998745625</text:p>
          </table:table-cell>
          <table:table-cell table:formula="of:=[.E47]+[.F46]" office:value-type="float" office:value="0.99874890625" calcext:value-type="float">
            <text:p>0.9987489063</text:p>
          </table:table-cell>
          <table:table-cell table:formula="of:=[.F47]+[.G46]" office:value-type="float" office:value="0.99874796875" calcext:value-type="float">
            <text:p>0.998747968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(x_2)-Pk(x_2)</text:p>
          </table:table-cell>
          <table:table-cell table:formula="of:=Fact2-[.B47]" office:value-type="float" office:value="-0.00124999999999997" calcext:value-type="float">
            <text:p>-0.00125</text:p>
          </table:table-cell>
          <table:table-cell table:formula="of:=Fact2-[.C47]" office:value-type="float" office:value="0.00124999999999997" calcext:value-type="float">
            <text:p>0.00125</text:p>
          </table:table-cell>
          <table:table-cell table:formula="of:=Fact2-[.D47]" office:value-type="float" office:value="0" calcext:value-type="float">
            <text:p>0</text:p>
          </table:table-cell>
          <table:table-cell table:formula="of:=Fact2-[.E47]" office:value-type="float" office:value="0.00000437500000005642" calcext:value-type="float">
            <text:p>0.000004375</text:p>
          </table:table-cell>
          <table:table-cell table:formula="of:=Fact2-[.F47]" office:value-type="float" office:value="0.0000010937500000141" calcext:value-type="float">
            <text:p>1.0937500000141E-06</text:p>
          </table:table-cell>
          <table:table-cell table:formula="of:=Fact2-[.G47]" office:value-type="float" office:value="0.00000203124999997861" calcext:value-type="float">
            <text:p>2.03124999997861E-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(x_2)</text:p>
          </table:table-cell>
          <table:table-cell table:formula="of:==1/FACT([.B44])" office:value-type="float" office:value="1" calcext:value-type="float">
            <text:p>1</text:p>
          </table:table-cell>
          <table:table-cell table:formula="of:==1/FACT([.C44])" office:value-type="float" office:value="1" calcext:value-type="float">
            <text:p>1</text:p>
          </table:table-cell>
          <table:table-cell table:formula="of:==1/FACT([.D44])" office:value-type="float" office:value="0.5" calcext:value-type="float">
            <text:p>0.5</text:p>
          </table:table-cell>
          <table:table-cell table:formula="of:==1/FACT([.E44])" office:value-type="float" office:value="0.166666666666667" calcext:value-type="float">
            <text:p>0.1666666667</text:p>
          </table:table-cell>
          <table:table-cell table:formula="of:==1/FACT([.F44])" office:value-type="float" office:value="0.0416666666666667" calcext:value-type="float">
            <text:p>0.0416666667</text:p>
          </table:table-cell>
          <table:table-cell table:formula="of:==1/FACT([.G44])" office:value-type="float" office:value="0.00833333333333333" calcext:value-type="float">
            <text:p>0.0083333333</text:p>
          </table:table-cell>
          <table:table-cell table:number-columns-repeated="5"/>
        </table:table-row>
      </table:table>
      <table:named-expressions>
        <table:named-range table:name="a" table:base-cell-address="$Sheet1.$D$3" table:cell-range-address="$Sheet1.$D$3"/>
        <table:named-range table:name="b" table:base-cell-address="$Sheet1.$F$3" table:cell-range-address="$Sheet1.$F$3"/>
        <table:named-range table:name="Fact1" table:base-cell-address="$Sheet1.$F$29" table:cell-range-address="$Sheet1.$F$29"/>
        <table:named-range table:name="Fact2" table:base-cell-address="$Sheet1.$F$40" table:cell-range-address="$Sheet1.$F$40"/>
        <table:named-range table:name="h" table:base-cell-address="$Sheet1.$B$3" table:cell-range-address="$Sheet1.$B$3"/>
        <table:named-range table:name="n" table:base-cell-address="$Sheet1.$H$3" table:cell-range-address="$Sheet1.$H$3"/>
        <table:named-range table:name="qqqqq" table:base-cell-address="$Sheet1.$A$40" table:cell-range-address="$Sheet1.$A$40"/>
        <table:named-range table:name="t" table:base-cell-address="$Sheet1.$D$29" table:cell-range-address="$Sheet1.$D$29"/>
        <table:named-range table:name="t_1" table:base-cell-address="$Sheet1.$D$29" table:cell-range-address="$Sheet1.$D$29"/>
        <table:named-range table:name="t_2" table:base-cell-address="$Sheet1.$D$40" table:cell-range-address="$Sheet1.$D$40"/>
        <table:named-range table:name="xa" table:base-cell-address="$Sheet1.$D$3" table:cell-range-address="$Sheet1.$D$3"/>
        <table:named-range table:name="x_1" table:base-cell-address="$Sheet1.$B$29" table:cell-range-address="$Sheet1.$B$29"/>
        <table:named-range table:name="x_2" table:base-cell-address="$Sheet1.$B$40" table:cell-range-address="$Sheet1.$B$40"/>
      </table:named-expressions>
      <table:database-ranges>
        <table:database-range table:name="__Anonymous_Sheet_DB__0" table:target-range-address="Sheet1.A31:Sheet1.G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4:01:43.355024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3:39:15.286220000</meta:creation-date>
    <dc:date>2016-10-18T14:55:31.813480157</dc:date>
    <meta:editing-duration>PT1H25M22S</meta:editing-duration>
    <meta:editing-cycles>32</meta:editing-cycles>
    <meta:generator>LibreOffice/5.1.4.2$Linux_X86_64 LibreOffice_project/10m0$Build-2</meta:generator>
    <meta:document-statistic meta:table-count="1" meta:cell-count="207" meta:object-count="0"/>
  </office:meta>
</office:document-meta>
</file>